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L1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4068445390115390" text:style-name="L1">
        <text:list-item>
          <text:p text:style-name="P2">Hoe verliepen de tests? Hebben jullie veel fouten uit de code gehaald?</text:p>
        </text:list-item>
      </text:list>
      <text:p text:style-name="P3"/>
      <text:p text:style-name="P3">Zeer goed, haast geen fouten en de paar fouten die gevonden zijn waren snel er uit gehaald.</text:p>
      <text:p text:style-name="P1"/>
      <text:list xml:id="list40580032" text:continue-numbering="true" text:style-name="L1">
        <text:list-item>
          <text:p text:style-name="P2">Hebben jullie fouten in de contracten ontdekt? Zo ja, welke?</text:p>
        </text:list-item>
      </text:list>
      <text:p text:style-name="P1"/>
      <text:p text:style-name="P3">De contracten waren over het algemeen accuraat, alhoewel af en toe niet specifiek genoeg.</text:p>
      <text:p text:style-name="P1"/>
      <text:list xml:id="list40571748" text:continue-numbering="true" text:style-name="L1">
        <text:list-item>
          <text:p text:style-name="P2">Reageert het systeem op foutieve invoer/grenswaarden?</text:p>
        </text:list-item>
      </text:list>
      <text:p text:style-name="P1"/>
      <text:p text:style-name="P3">Ja, foutieve invoer negeert het en grenswaarden werken zoals verwacht.</text:p>
      <text:p text:style-name="P1"/>
      <text:list xml:id="list40583802" text:continue-numbering="true" text:style-name="L1">
        <text:list-item>
          <text:p text:style-name="P2">Was je tevreden over je eigen werk voordat je het werk van een medestudent beoordeelde? Waarom?</text:p>
        </text:list-item>
      </text:list>
      <text:p text:style-name="P1"/>
      <text:p text:style-name="P3">Dat viel goed mee. Tot zover ik wist werkte het helemaal, maar mijn code was ook niet perfect geöptimaliseerd.</text:p>
      <text:p text:style-name="P1"/>
      <text:list xml:id="list40582695" text:continue-numbering="true" text:style-name="L1">
        <text:list-item>
          <text:p text:style-name="P2">En nadat je het had beoordeeld? Waarom?</text:p>
        </text:list-item>
      </text:list>
      <text:p text:style-name="P1"/>
      <text:p text:style-name="P3">Iets beter, na te hebben gezien dat andere leden wat meer problemen hadden met het implementeren van de ADT's.</text:p>
      <text:p text:style-name="P1"/>
      <text:list xml:id="list40572801" text:continue-numbering="true" text:style-name="L1">
        <text:list-item>
          <text:p text:style-name="P2">Zijn er features die niet geimplementeerd zijn?</text:p>
        </text:list-item>
      </text:list>
      <text:p text:style-name="P1"/>
      <text:p text:style-name="P3">ADT Rood-Zwart boom en ADT 2-3 boom zijn beiden nog niet afgewerkt. Voor de rest zijn alle gevraagde onderdelen aanwezig.</text:p>
      <text:p text:style-name="P1"/>
      <text:list xml:id="list40579266" text:continue-numbering="true" text:style-name="L1">
        <text:list-item>
          <text:p text:style-name="P2">Zijn er extra features die jullie nog willen implementeren tegen het examen?</text:p>
        </text:list-item>
      </text:list>
      <text:p text:style-name="P1"/>
      <text:p text:style-name="P3">Een betere user interface zou mogelijk nog kunnen.</text:p>
      <text:p text:style-name="P1"/>
      <text:list xml:id="list40572349" text:continue-numbering="true" text:style-name="L1">
        <text:list-item>
          <text:p text:style-name="P2">Maak een lijstje met sterke punten van je eigen werk.</text:p>
        </text:list-item>
      </text:list>
      <text:p text:style-name="P1"/>
      <text:p text:style-name="P3">Het werkt zoals bedoeld.</text:p>
      <text:p text:style-name="P3">Voldoende duidelijke commentaren en beschrijvingen bij de verschillende functies en onderdelen van de ADT's zorgen dat het voldoende eenvoudig is om ze te gebruiken, uitbreiden, aanpassen, ...</text:p>
      <text:p text:style-name="P1"/>
      <text:list xml:id="list40579713" text:continue-numbering="true" text:style-name="L1">
        <text:list-item>
          <text:p text:style-name="P2">Maak een lijstje met aandachtspunten voor je verdere werk, d.w.z. punten die je in je volgende werk wenst te verbeteren.</text:p>
        </text:list-item>
      </text:list>
      <text:p text:style-name="P3"/>
      <text:p text:style-name="P3">Eerder beginnen zodat ik voldoende tijd heb om er aan te werken.</text:p>
      <text:p text:style-name="P3">Voldoende grote tests doen, veel meer verschillende gevallen uitproberen.</text:p>
      <text:p text:style-name="P3">Code voldoende herlezen na het geschreven te hebben om domme fouten in de kiem te smo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6M18S</meta:editing-duration>
    <meta:editing-cycles>27</meta:editing-cycles>
    <meta:generator>OpenOffice.org/3.4.1$Win32 OpenOffice.org_project/341m1$Build-9593</meta:generator>
    <dc:date>2014-12-19T20:41:42.31</dc:date>
    <meta:document-statistic meta:table-count="0" meta:image-count="0" meta:object-count="0" meta:page-count="1" meta:paragraph-count="21" meta:word-count="283" meta:character-count="1704"/>
    <meta:user-defined meta:name="Info 1"/>
    <meta:user-defined meta:name="Info 2"/>
    <meta:user-defined meta:name="Info 3"/>
    <meta:user-defined meta:name="Info 4"/>
  </office:meta>
</office:document-meta>
</file>